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flichtenheft" style:family="table">
      <style:table-properties style:width="6.9271in" fo:margin-left="0in" table:align="left"/>
    </style:style>
    <style:style style:name="Pflichtenheft.A" style:family="table-column">
      <style:table-column-properties style:column-width="1.7813in"/>
    </style:style>
    <style:style style:name="Pflichtenheft.B" style:family="table-column">
      <style:table-column-properties style:column-width="5.1458in"/>
    </style:style>
    <style:style style:name="Pflichtenheft.1" style:family="table-row">
      <style:table-row-properties style:min-row-height="1.3125in"/>
    </style:style>
    <style:style style:name="Pflichtenheft.A1" style:family="table-cell">
      <style:table-cell-properties fo:padding="0.0382in" fo:border-left="0.05pt solid #000000" fo:border-right="none" fo:border-top="0.05pt solid #000000" fo:border-bottom="0.05pt solid #000000"/>
    </style:style>
    <style:style style:name="Pflichtenheft.B1" style:family="table-cell">
      <style:table-cell-properties fo:padding="0.0382in" fo:border="0.05pt solid #000000"/>
    </style:style>
    <style:style style:name="Pflichtenheft.2" style:family="table-row">
      <style:table-row-properties style:min-row-height="6.25in"/>
    </style:style>
    <style:style style:name="Pflichtenheft.A2" style:family="table-cell">
      <style:table-cell-properties fo:padding="0.0382in" fo:border-left="0.05pt solid #000000" fo:border-right="none" fo:border-top="none" fo:border-bottom="0.05pt solid #000000"/>
    </style:style>
    <style:style style:name="Pflichtenheft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0pt" fo:language="de" fo:country="DE" style:text-underline-style="solid" style:text-underline-width="auto" style:text-underline-color="font-color" fo:font-weight="bold" officeooo:rsid="00057a77" officeooo:paragraph-rsid="00057a77" style:font-size-asian="20pt" style:font-weight-asian="bold" style:font-size-complex="20pt" style:font-weight-complex="bold"/>
    </style:style>
    <style:style style:name="P2" style:family="paragraph" style:parent-style-name="Standard">
      <style:text-properties fo:language="de" fo:country="DE" officeooo:rsid="00057a77" officeooo:paragraph-rsid="00057a77"/>
    </style:style>
    <style:style style:name="P3" style:family="paragraph" style:parent-style-name="Table_20_Contents">
      <style:text-properties fo:language="de" fo:country="DE" officeooo:rsid="00057a77" officeooo:paragraph-rsid="00057a77"/>
    </style:style>
    <style:style style:name="P4" style:family="paragraph" style:parent-style-name="Table_20_Contents">
      <style:text-properties fo:language="de" fo:country="DE" officeooo:rsid="00064b04" officeooo:paragraph-rsid="00064b04"/>
    </style:style>
    <style:style style:name="P5" style:family="paragraph" style:parent-style-name="Table_20_Contents">
      <style:text-properties fo:language="de" fo:country="DE" officeooo:rsid="0006eb7a" officeooo:paragraph-rsid="0006eb7a"/>
    </style:style>
    <style:style style:name="P6" style:family="paragraph" style:parent-style-name="Table_20_Contents">
      <style:text-properties fo:language="de" fo:country="DE" officeooo:rsid="000af145" officeooo:paragraph-rsid="000af145"/>
    </style:style>
    <style:style style:name="P7" style:family="paragraph" style:parent-style-name="Table_20_Contents">
      <style:text-properties fo:language="de" fo:country="DE" officeooo:rsid="000af145" officeooo:paragraph-rsid="00138408"/>
    </style:style>
    <style:style style:name="P8" style:family="paragraph" style:parent-style-name="Table_20_Contents">
      <style:text-properties fo:language="de" fo:country="DE" officeooo:rsid="00138408" officeooo:paragraph-rsid="00138408"/>
    </style:style>
    <style:style style:name="P9" style:family="paragraph" style:parent-style-name="Table_20_Contents">
      <style:text-properties fo:language="de" fo:country="DE" fo:font-weight="normal" officeooo:rsid="00138408" officeooo:paragraph-rsid="00138408" style:font-weight-asian="normal" style:font-weight-complex="normal"/>
    </style:style>
    <style:style style:name="P10" style:family="paragraph" style:parent-style-name="Table_20_Contents">
      <style:text-properties fo:language="de" fo:country="DE" fo:font-weight="normal" officeooo:rsid="000e3142" officeooo:paragraph-rsid="000e3142" style:font-weight-asian="normal" style:font-weight-complex="normal"/>
    </style:style>
    <style:style style:name="P11" style:family="paragraph" style:parent-style-name="Table_20_Contents">
      <style:text-properties fo:language="de" fo:country="DE" fo:font-weight="bold" officeooo:rsid="00057a77" officeooo:paragraph-rsid="00057a77" style:font-weight-asian="bold" style:font-weight-complex="bold"/>
    </style:style>
    <style:style style:name="P12" style:family="paragraph" style:parent-style-name="Table_20_Contents">
      <style:text-properties fo:language="de" fo:country="DE" fo:font-weight="bold" officeooo:rsid="000af145" officeooo:paragraph-rsid="000af145" style:font-weight-asian="bold" style:font-weight-complex="bold"/>
    </style:style>
    <style:style style:name="P13" style:family="paragraph" style:parent-style-name="Table_20_Contents">
      <style:text-properties fo:language="de" fo:country="DE" fo:font-weight="bold" officeooo:rsid="000af145" officeooo:paragraph-rsid="00138408" style:font-weight-asian="bold" style:font-weight-complex="bold"/>
    </style:style>
    <style:style style:name="P14" style:family="paragraph" style:parent-style-name="Table_20_Contents">
      <style:text-properties fo:language="de" fo:country="DE" fo:font-weight="bold" officeooo:rsid="000af145" officeooo:paragraph-rsid="001d046d" style:font-weight-asian="bold" style:font-weight-complex="bold"/>
    </style:style>
    <style:style style:name="P15" style:family="paragraph" style:parent-style-name="Table_20_Contents">
      <style:text-properties fo:language="de" fo:country="DE" fo:font-weight="bold" officeooo:rsid="000daff4" officeooo:paragraph-rsid="001d046d" style:font-weight-asian="bold" style:font-weight-complex="bold"/>
    </style:style>
    <style:style style:name="P16" style:family="paragraph" style:parent-style-name="Table_20_Contents">
      <style:text-properties fo:language="de" fo:country="DE" officeooo:rsid="0009fbe0" officeooo:paragraph-rsid="0009fbe0"/>
    </style:style>
    <style:style style:name="P17" style:family="paragraph" style:parent-style-name="Table_20_Contents">
      <style:text-properties fo:language="de" fo:country="DE" officeooo:rsid="001473c4" officeooo:paragraph-rsid="001473c4"/>
    </style:style>
    <style:style style:name="P18" style:family="paragraph" style:parent-style-name="Table_20_Contents">
      <style:text-properties fo:language="de" fo:country="DE" officeooo:rsid="001622af" officeooo:paragraph-rsid="001622af"/>
    </style:style>
    <style:style style:name="P19" style:family="paragraph" style:parent-style-name="Table_20_Contents">
      <style:text-properties fo:language="de" fo:country="DE" officeooo:rsid="0010381b" officeooo:paragraph-rsid="0010381b"/>
    </style:style>
    <style:style style:name="P20" style:family="paragraph" style:parent-style-name="Table_20_Contents" style:list-style-name="L10">
      <style:text-properties fo:language="de" fo:country="DE" officeooo:paragraph-rsid="000af145"/>
    </style:style>
    <style:style style:name="P21" style:family="paragraph" style:parent-style-name="Table_20_Contents" style:list-style-name="L10">
      <style:text-properties fo:language="de" fo:country="DE" officeooo:paragraph-rsid="000e3142"/>
    </style:style>
    <style:style style:name="P22" style:family="paragraph" style:parent-style-name="Table_20_Contents">
      <style:text-properties fo:language="de" fo:country="DE" officeooo:rsid="000e3142" officeooo:paragraph-rsid="000e3142"/>
    </style:style>
    <style:style style:name="P23" style:family="paragraph" style:parent-style-name="Table_20_Contents">
      <style:text-properties fo:language="de" fo:country="DE" officeooo:rsid="00178668" officeooo:paragraph-rsid="00178668"/>
    </style:style>
    <style:style style:name="P24" style:family="paragraph" style:parent-style-name="Table_20_Contents">
      <style:text-properties fo:language="de" fo:country="DE" officeooo:rsid="00197d23" officeooo:paragraph-rsid="00197d23"/>
    </style:style>
    <style:style style:name="P25" style:family="paragraph" style:parent-style-name="Table_20_Contents">
      <style:text-properties fo:language="de" fo:country="DE" officeooo:rsid="001b6ebb" officeooo:paragraph-rsid="001b6ebb"/>
    </style:style>
    <style:style style:name="P26" style:family="paragraph" style:parent-style-name="Table_20_Contents">
      <style:text-properties fo:language="de" fo:country="DE" officeooo:paragraph-rsid="001d046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f145" style:font-weight-asian="bold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officeooo:rsid="00084c21"/>
    </style:style>
    <style:style style:name="T6" style:family="text">
      <style:text-properties officeooo:rsid="000af145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cc6d9" style:font-weight-asian="normal" style:font-weight-complex="normal"/>
    </style:style>
    <style:style style:name="T9" style:family="text">
      <style:text-properties officeooo:rsid="000daff4"/>
    </style:style>
    <style:style style:name="T10" style:family="text">
      <style:text-properties officeooo:rsid="000e3142"/>
    </style:style>
    <style:style style:name="T11" style:family="text">
      <style:text-properties officeooo:rsid="00156b21"/>
    </style:style>
    <style:style style:name="T12" style:family="text">
      <style:text-properties officeooo:rsid="00178668"/>
    </style:style>
    <style:style style:name="T13" style:family="text">
      <style:text-properties officeooo:rsid="001d046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flichtenheft</text:p>
      <table:table table:name="Pflichtenheft" table:style-name="Pflichtenheft">
        <table:table-column table:style-name="Pflichtenheft.A"/>
        <table:table-column table:style-name="Pflichtenheft.B"/>
        <table:table-row table:style-name="Pflichtenheft.1">
          <table:table-cell table:style-name="Pflichtenheft.A1" office:value-type="string">
            <text:p text:style-name="P3"><text:span text:style-name="T2">Projekt</text:span>:</text:p>
            <text:p text:style-name="P3">Autor:</text:p>
            <text:p text:style-name="P3">Letzte Änderung:</text:p>
            <text:p text:style-name="P3">Dateiablage:</text:p>
          </table:table-cell>
          <table:table-cell table:style-name="Pflichtenheft.B1" office:value-type="string">
            <text:p text:style-name="P4">IT-Komponentenverwaltung</text:p>
            <text:p text:style-name="P5">IFA11D</text:p>
            <text:p text:style-name="P5">12.05.2014</text:p>
            <text:p text:style-name="P5">https://github.com/Projekt-IFA11D/components</text:p>
          </table:table-cell>
        </table:table-row>
        <table:table-row table:style-name="Pflichtenheft.2">
          <table:table-cell table:style-name="Pflichtenheft.A2" office:value-type="string">
            <text:p text:style-name="P3"><text:span text:style-name="T2">Ziel des Systems</text:span>: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pan text:style-name="T4">Anforderungsliste</text:span>:</text:p>
            <text:p text:style-name="P3"/>
            <text:p text:style-name="P3"><text:span text:style-name="T1">Produktfunktionen</text:span>:</text:p>
            <text:p text:style-name="P3"/>
            <text:p text:style-name="P3"/>
            <text:p text:style-name="P6">1.1</text:p>
            <text:p text:style-name="P6"/>
            <text:p text:style-name="P6"/>
            <text:p text:style-name="P6"/>
            <text:p text:style-name="P6">1.2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1.3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24">1.4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<text:soft-page-break/></text:p>
            <text:p text:style-name="P3"><text:span text:style-name="T1">Produktdaten</text:span>:</text:p>
            <text:p text:style-name="P3"/>
            <text:p text:style-name="P3"/>
            <text:p text:style-name="P3"><text:span text:style-name="T1">Leistungsanforderungen</text:span>/<text:span text:style-name="T1">Rahmenbedingungen</text:span>:</text:p>
            <text:p text:style-name="P6">2.1</text:p>
            <text:p text:style-name="P6"/>
            <text:p text:style-name="P6"/>
            <text:p text:style-name="P6">2.2</text:p>
            <text:p text:style-name="P7"/>
            <text:p text:style-name="P8">2.3</text:p>
            <text:p text:style-name="P8"/>
            <text:p text:style-name="P8"/>
            <text:p text:style-name="P8"/>
            <text:p text:style-name="P8">2.4</text:p>
            <text:p text:style-name="P9"/>
            <text:p text:style-name="P9"/>
            <text:p text:style-name="P9">2.5</text:p>
            <text:p text:style-name="P11"/>
            <text:p text:style-name="P11"/>
            <text:p text:style-name="P11">Schnittstellen</text:p>
            <text:p text:style-name="P10">3.1</text:p>
            <text:p text:style-name="P10"/>
            <text:p text:style-name="P11"/>
            <text:p text:style-name="P11">Termin der Abnahme</text:p>
          </table:table-cell>
          <table:table-cell table:style-name="Pflichtenheft.B2" office:value-type="string">
            <text:p text:style-name="P5">Realisierung einer IT-gestützte<text:span text:style-name="T5">n</text:span> Verwaltung aller IT-Komponenten an der Marti<text:span text:style-name="T5">n</text:span>-Segitz-Schule, BSIII.</text:p>
            <text:p text:style-name="P5">Der Zusatznutzen gegenüber dem bisherigen Verfahren besteht darin, die Verwaltung <text:span text:style-name="T9">benutzerfreundlich </text:span>an einem zentralen Ort zu <text:span text:style-name="T9">pflegen</text:span>, Übersichtlichkeit herzustellen und damit Fehlern im Bestand vorzubeugen.</text:p>
            <text:p text:style-name="P5"/>
            <text:p text:style-name="P16">Der funktionale Umfang der Benutzeroberfläche ist im Anhang ersichtlich.</text:p>
            <text:p text:style-name="P16"/>
            <text:p text:style-name="P16"/>
            <text:p text:style-name="P16"/>
            <text:p text:style-name="P16"/>
            <text:p text:style-name="P16">Die zu speichernden Daten können dem Datenmodell im Anhang entnommen werden.</text:p>
            <text:p text:style-name="P16"/>
            <text:p text:style-name="P17">Erfassung, Bearbeitung, <text:span text:style-name="T11">Löschung und Anzeige</text:span> der Stammdaten/Lieferanten und Räume <text:span text:style-name="T11">(optional Komponentenarten/-attribute) über eine webbasierte Anwendung in Listenform.</text:span></text:p>
            <text:p text:style-name="P17"/>
            <text:p text:style-name="P18">Erfassung von neu eingetroffenen IT Komponenten mit Anzahl, Attributen, Attributswerten in einem benutzerfreundlichen Formular. <text:span text:style-name="T12">Attribute werden automatisch auf Sinnhaftigkeit überprüft. </text:span>Neue Komponenten werden beim Erfassen je nach Zugehörigkeit zugeordnet.</text:p>
            <text:p text:style-name="P18">Einkaufsdatum, Lieferant und eventuelle Zusatzinformationen zu Rechnung oder Gewährleistungen werden ebenfalls gespeichert.</text:p>
            <text:p text:style-name="P18"/>
            <text:p text:style-name="P18">Vorhandene Komponenten können über ein Formular beliebig andere<text:span text:style-name="T12">n</text:span> Komponenten und Räume<text:span text:style-name="T12">n</text:span> zugeordn<text:span text:style-name="T12">et oder vorhandene Zuordnungen aufgehoben werden.</text:span></text:p>
            <text:p text:style-name="P23">Nicht zugeordnete Komponenten werden ins Lager transferiert und können von dort ausgemustert werden.</text:p>
            <text:p text:style-name="P23">Zuordnungsvorgänge (Ein-/Aus-/Umbau) werden zeitlich erfasst und sind somit nachvollziehbar festgehalten.</text:p>
            <text:p text:style-name="P19"/>
            <text:p text:style-name="P25">Der komplette erfasste Bestand wird in einem tabellarisch angelegten Formular angezeigt werden, und kann nach beliebigen Kriterien wie z.B. Attributswerden, Datum, Konfiguration, Ausstattung gefiltert werden.</text:p>
            <text:p text:style-name="P25">Detailinformationen zu einzelnen Komponenten können gesondert angezeigt werden.</text:p>
            <text:p text:style-name="P19"/>
            <text:p text:style-name="P19"/>
            <text:p text:style-name="P6"><text:soft-page-break/></text:p>
            <text:p text:style-name="P6"/>
            <text:p text:style-name="P6"/>
            <text:p text:style-name="P6"/>
            <text:p text:style-name="P6"/>
            <text:p text:style-name="P6"/>
            <text:p text:style-name="P6">Entwicklung einer webbasierten Anwendung mit PHP im backend, <text:span text:style-name="T13">JavaScript im frontend.</text:span></text:p>
            <text:p text:style-name="P6"/>
            <text:p text:style-name="P12">Stammdatenverwaltung</text:p>
            <text:p text:style-name="P12"/>
            <text:p text:style-name="P14">Neubeschaffung</text:p>
            <text:p text:style-name="P14"><text:span text:style-name="T8">Identische Systeme werden möglichst einfach angelegt.</text:span></text:p>
            <text:p text:style-name="P13">Ausmusterung</text:p>
            <text:p text:style-name="P13"/>
            <text:p text:style-name="P13"/>
            <text:p text:style-name="P13"/>
            <text:p text:style-name="P26"><text:span text:style-name="T3">Wartung</text:span></text:p>
            <text:p text:style-name="P26"><text:span text:style-name="T8">Vorhandene Komponenten können nachträglich vervielfacht werden.</text:span></text:p>
            <text:p text:style-name="P15">Dokumentation des Quellcode<text:span text:style-name="T13">s</text:span></text:p>
            <text:p text:style-name="P15"><text:span text:style-name="T7">ISO 9001</text:span></text:p>
            <text:p text:style-name="P12"/>
            <text:p text:style-name="P6"><text:span text:style-name="T2"/></text:p>
            <text:p text:style-name="P6"><text:span text:style-name="T2">Informationsabfrage</text:span></text:p>
            <text:list xml:id="list7148633451831221854" text:style-name="L10">
              <text:list-item>
                <text:p text:style-name="P20"><text:span text:style-name="T6">Raumweise Erfassung von Komponenten und Komplettsystemen</text:span></text:p>
              </text:list-item>
              <text:list-item>
                <text:p text:style-name="P21"><text:span text:style-name="T10">Bestands/Inventarliste exportierbar</text:span></text:p>
              </text:list-item>
            </text:list>
            <text:p text:style-name="P22"/>
            <text:p text:style-name="P22">12.05.2014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ilian Meister</meta:initial-creator>
    <meta:creation-date>2014-05-12T08:32:13.385097338</meta:creation-date>
    <dc:date>2014-05-12T12:00:35.578890212</dc:date>
    <dc:creator>Maximilian Meister</dc:creator>
    <meta:editing-duration>PT3H13M4S</meta:editing-duration>
    <meta:editing-cycles>17</meta:editing-cycles>
    <meta:generator>LibreOffice/4.1.5.3$Linux_X86_64 LibreOffice_project/410m0$Build-3</meta:generator>
    <meta:document-statistic meta:table-count="1" meta:image-count="0" meta:object-count="0" meta:page-count="2" meta:paragraph-count="51" meta:word-count="261" meta:character-count="2360" meta:non-whitespace-character-count="2152"/>
  </office:meta>
</office:document-meta>
</file>